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fo:font-weight="normal" officeooo:rsid="0010b08e" officeooo:paragraph-rsid="0010b08e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fo:font-weight="normal" officeooo:rsid="0010b08e" officeooo:paragraph-rsid="00115815" style:font-size-asian="14pt" style:font-weight-asian="normal" style:font-size-complex="14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b08e" officeooo:paragraph-rsid="0010b08e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14pt" fo:font-weight="normal" officeooo:rsid="0010b08e" officeooo:paragraph-rsid="0011de46" style:font-size-asian="14pt" style:font-weight-asian="normal" style:font-size-complex="14pt" style:font-weight-complex="normal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No Teu Sangue</text:span><text:tab/><text:tab/><text:span text:style-name="T2">Vanilda Bordieri</text:span></text:p>
      <text:p text:style-name="P1">No Teu sangue, no Teu sangue,no Teu sangue, Jesus.</text:p>
      <text:p text:style-name="P1">No Teu sangue, no Teu sangue,no Teu sangue</text:p>
      <text:p text:style-name="P1">Temos vitória Jesus</text:p>
      <text:p text:style-name="P1">Quando estou cansado e triste, e sofrendo</text:p>
      <text:p text:style-name="P1">Tu me fazes lembrar do Teu sofrimento</text:p>
      <text:p text:style-name="P1">Do calvário eu me lembro, impossível não chorar</text:p>
      <text:p text:style-name="P1">O quanto padeceste por me amar</text:p>
      <text:p text:style-name="P1"/>
      <text:p text:style-name="P1">Se entregou sem questionar, derramou teu sangue ali</text:p>
      <text:p text:style-name="P1">O teu sangue me dá forças para prosseguir</text:p>
      <text:p text:style-name="P1">O teu sangue Jesus, purifica a minha alma</text:p>
      <text:p text:style-name="P1">O teu sangue Jesus, fortalece a minha vida</text:p>
      <text:p text:style-name="P1">O teu sangue Jesus é capaz de me deixar</text:p>
      <text:p text:style-name="P1">Alvo mais que a neve</text:p>
      <text:p text:style-name="P1">Só teu sangue, só teu sangue, só teu sangue (Jesus)</text:p>
      <text:p text:style-name="P1">Só teu sangue</text:p>
      <text:p text:style-name="P1"/>
      <text:p text:style-name="P1">Por Teu sangue fui comprado do pecado restaurado</text:p>
      <text:p text:style-name="P1">No Teu sangue fui lavado salvo e purificado</text:p>
      <text:p text:style-name="P1">No sangue, de Jesus. Por Teu sangue</text:p>
      <text:p text:style-name="P1">Fui comprado do pecado restaurado</text:p>
      <text:p text:style-name="P1">No teu sangue fui lavado salvo e purificado</text:p>
      <text:p text:style-name="P1">No sangue de Jesus ; no Teu sangue, Jesus</text:p>
      <text:p text:style-name="P1"/>
      <text:p text:style-name="P1">Óh meu Jesus, no teu sangue sou lavado</text:p>
      <text:p text:style-name="P1">No teu sangue, Jesus</text:p>
      <text:p text:style-name="P1">Te agradecemos, te louvamos pelo teu sangue</text:p>
      <text:p text:style-name="P1">Temos vitória Jesus</text:p>
      <text:p text:style-name="P1">É pelo sangue de Jesus que temos vitória</text:p>
      <text:p text:style-name="P1">Aleluia, aleluia</text:p>
      <text:p text:style-name="P1">Oh precioso sangue, é só no teu sangue</text:p>
      <text:p text:style-name="P1">Que temos vitória Jesus</text:p>
      <text:p text:style-name="P4">Precioso sangue, aleluia!</text:p>
      <text:p text:style-name="P4"><text:span text:style-name="T1">No Teu Sangue</text:span><text:span text:style-name="T3"><text:tab/><text:tab/></text:span><text:span text:style-name="T2">Vanilda Bordieri</text:span></text:p>
      <text:p text:style-name="P2">No Teu sangue, no Teu sangue,no Teu sangue, Jesus.</text:p>
      <text:p text:style-name="P2">No Teu sangue, no Teu sangue,no Teu sangue</text:p>
      <text:p text:style-name="P2">Temos vitória Jesus</text:p>
      <text:p text:style-name="P2">Quando estou cansado e triste, e sofrendo</text:p>
      <text:p text:style-name="P2">Tu me fazes lembrar do Teu sofrimento</text:p>
      <text:p text:style-name="P2">Do calvário eu me lembro, impossível não chorar</text:p>
      <text:p text:style-name="P2">O quanto padeceste por me amar</text:p>
      <text:p text:style-name="P2"/>
      <text:p text:style-name="P2">Se entregou sem questionar, derramou teu sangue ali</text:p>
      <text:p text:style-name="P2">O teu sangue me dá forças para prosseguir</text:p>
      <text:p text:style-name="P2">O teu sangue Jesus, purifica a minha alma</text:p>
      <text:p text:style-name="P2">O teu sangue Jesus, fortalece a minha vida</text:p>
      <text:p text:style-name="P2">O teu sangue Jesus é capaz de me deixar</text:p>
      <text:p text:style-name="P2">Alvo mais que a neve</text:p>
      <text:p text:style-name="P2">Só teu sangue, só teu sangue, só teu sangue (Jesus)</text:p>
      <text:p text:style-name="P2">Só teu sangue</text:p>
      <text:p text:style-name="P2"/>
      <text:p text:style-name="P2">Por Teu sangue fui comprado do pecado restaurado</text:p>
      <text:p text:style-name="P2">No Teu sangue fui lavado salvo e purificado</text:p>
      <text:p text:style-name="P2">No sangue, de Jesus. Por Teu sangue</text:p>
      <text:p text:style-name="P2">Fui comprado do pecado restaurado</text:p>
      <text:p text:style-name="P2">No teu sangue fui lavado salvo e purificado</text:p>
      <text:p text:style-name="P2">No sangue de Jesus ; no Teu sangue, Jesus</text:p>
      <text:p text:style-name="P2"/>
      <text:p text:style-name="P2">Óh meu Jesus, no teu sangue sou lavado</text:p>
      <text:p text:style-name="P2">No teu sangue, Jesus</text:p>
      <text:p text:style-name="P2">Te agradecemos, te louvamos pelo teu sangue</text:p>
      <text:p text:style-name="P2">Temos vitória Jesus</text:p>
      <text:p text:style-name="P2">É pelo sangue de Jesus que temos vitória</text:p>
      <text:p text:style-name="P2">Aleluia, aleluia</text:p>
      <text:p text:style-name="P2">Oh precioso sangue, é só no teu sangue</text:p>
      <text:p text:style-name="P2">Que temos vitória Jesus</text:p>
      <text:p text:style-name="P2">Precioso sangue, aleluia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1-06T13:52:04.977268741</dc:date>
    <meta:editing-cycles>13</meta:editing-cycles>
    <meta:editing-duration>PT18M49S</meta:editing-duration>
    <meta:generator>LibreOffice/5.2.4.2.1$Linux_X86_64 LibreOffice_project/20m0$Build-2</meta:generator>
    <meta:document-statistic meta:table-count="0" meta:image-count="0" meta:object-count="0" meta:page-count="1" meta:paragraph-count="62" meta:word-count="408" meta:character-count="2200" meta:non-whitespace-character-count="1852"/>
  </office:meta>
</office:document-meta>
</file>